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23" style:family="paragraph" style:parent-style-name="Standard">
      <style:text-properties fo:font-weight="bold" officeooo:rsid="00c90bb2" officeooo:paragraph-rsid="00c90bb2" style:font-weight-asian="bold" style:font-weight-complex="bold"/>
    </style:style>
    <style:style style:name="P24" style:family="paragraph" style:parent-style-name="Standard">
      <style:text-properties fo:font-weight="bold" officeooo:rsid="00cad8e0" officeooo:paragraph-rsid="00cad8e0" style:font-weight-asian="bold" style:font-weight-complex="bold"/>
    </style:style>
    <style:style style:name="P25" style:family="paragraph" style:parent-style-name="Standard">
      <style:text-properties fo:font-weight="bold" officeooo:rsid="00d0a4af" officeooo:paragraph-rsid="00d0a4af" style:font-weight-asian="bold" style:font-weight-complex="bold"/>
    </style:style>
    <style:style style:name="P26" style:family="paragraph" style:parent-style-name="Standard">
      <style:text-properties fo:font-weight="bold" officeooo:rsid="00d5dcf4" officeooo:paragraph-rsid="00d5dcf4" style:font-weight-asian="bold" style:font-weight-complex="bold"/>
    </style:style>
    <style:style style:name="P27" style:family="paragraph" style:parent-style-name="Standard">
      <style:text-properties fo:font-weight="bold" officeooo:rsid="00dd81e4" officeooo:paragraph-rsid="00dd81e4" style:font-weight-asian="bold" style:font-weight-complex="bold"/>
    </style:style>
    <style:style style:name="P28" style:family="paragraph" style:parent-style-name="Standard">
      <style:text-properties fo:font-weight="bold" officeooo:rsid="00def084" officeooo:paragraph-rsid="00def084" style:font-weight-asian="bold" style:font-weight-complex="bold"/>
    </style:style>
    <style:style style:name="P29" style:family="paragraph" style:parent-style-name="Standard">
      <style:text-properties fo:font-weight="bold" officeooo:rsid="00e25735" officeooo:paragraph-rsid="00e25735" style:font-weight-asian="bold" style:font-weight-complex="bold"/>
    </style:style>
    <style:style style:name="P30" style:family="paragraph" style:parent-style-name="Standard">
      <style:text-properties fo:font-weight="bold" officeooo:rsid="00e25735" officeooo:paragraph-rsid="00e9cd8a" style:font-weight-asian="bold" style:font-weight-complex="bold"/>
    </style:style>
    <style:style style:name="P31" style:family="paragraph" style:parent-style-name="Standard">
      <style:text-properties fo:font-weight="bold" officeooo:rsid="00f0f81f" officeooo:paragraph-rsid="00f0f81f" style:font-weight-asian="bold" style:font-weight-complex="bold"/>
    </style:style>
    <style:style style:name="P32" style:family="paragraph" style:parent-style-name="Standard">
      <style:text-properties fo:font-weight="bold" officeooo:rsid="00f22101" officeooo:paragraph-rsid="00f22101" style:font-weight-asian="bold" style:font-weight-complex="bold"/>
    </style:style>
    <style:style style:name="P33" style:family="paragraph" style:parent-style-name="Standard">
      <style:text-properties fo:font-weight="bold" officeooo:rsid="0102fca8" officeooo:paragraph-rsid="0102fca8" style:font-weight-asian="bold" style:font-weight-complex="bold"/>
    </style:style>
    <style:style style:name="P34" style:family="paragraph" style:parent-style-name="Standard">
      <style:text-properties fo:font-weight="bold" officeooo:rsid="0106ec28" officeooo:paragraph-rsid="0106ec28" style:font-weight-asian="bold" style:font-weight-complex="bold"/>
    </style:style>
    <style:style style:name="P35" style:family="paragraph" style:parent-style-name="Standard">
      <style:text-properties fo:font-weight="bold" officeooo:rsid="0107fbbb" officeooo:paragraph-rsid="0107fbbb" style:font-weight-asian="bold" style:font-weight-complex="bold"/>
    </style:style>
    <style:style style:name="P36" style:family="paragraph" style:parent-style-name="Standard">
      <style:text-properties fo:font-weight="bold" officeooo:rsid="010dfb20" officeooo:paragraph-rsid="010dfb20" style:font-weight-asian="bold" style:font-weight-complex="bold"/>
    </style:style>
    <style:style style:name="P37" style:family="paragraph" style:parent-style-name="Standard">
      <style:text-properties fo:font-weight="bold" officeooo:rsid="01125344" officeooo:paragraph-rsid="01125344" style:font-weight-asian="bold" style:font-weight-complex="bold"/>
    </style:style>
    <style:style style:name="P38" style:family="paragraph" style:parent-style-name="Standard">
      <style:text-properties fo:font-weight="bold" officeooo:rsid="0112a4db" officeooo:paragraph-rsid="0112a4db" style:font-weight-asian="bold" style:font-weight-complex="bold"/>
    </style:style>
    <style:style style:name="P39" style:family="paragraph" style:parent-style-name="Standard">
      <style:text-properties officeooo:paragraph-rsid="003af234"/>
    </style:style>
    <style:style style:name="P40" style:family="paragraph" style:parent-style-name="Standard">
      <style:text-properties officeooo:rsid="001e0f7f" officeooo:paragraph-rsid="001e0f7f"/>
    </style:style>
    <style:style style:name="P41" style:family="paragraph" style:parent-style-name="Standard">
      <style:text-properties officeooo:rsid="0041536b" officeooo:paragraph-rsid="0041536b"/>
    </style:style>
    <style:style style:name="P42" style:family="paragraph" style:parent-style-name="Standard">
      <style:text-properties officeooo:paragraph-rsid="00463c01"/>
    </style:style>
    <style:style style:name="P43" style:family="paragraph" style:parent-style-name="Standard">
      <style:text-properties officeooo:rsid="00495f5d" officeooo:paragraph-rsid="00495f5d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46" style:family="paragraph" style:parent-style-name="Standard">
      <style:text-properties officeooo:rsid="005a227c" officeooo:paragraph-rsid="005a227c"/>
    </style:style>
    <style:style style:name="P47" style:family="paragraph" style:parent-style-name="Standard">
      <style:text-properties officeooo:paragraph-rsid="00621166"/>
    </style:style>
    <style:style style:name="P48" style:family="paragraph" style:parent-style-name="Standard">
      <style:text-properties officeooo:paragraph-rsid="006bfa7e"/>
    </style:style>
    <style:style style:name="P49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50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51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52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53" style:family="paragraph" style:parent-style-name="Standard">
      <style:text-properties fo:font-weight="normal" officeooo:rsid="00c90bb2" officeooo:paragraph-rsid="00c90bb2" style:font-weight-asian="normal" style:font-weight-complex="normal"/>
    </style:style>
    <style:style style:name="P54" style:family="paragraph" style:parent-style-name="Standard">
      <style:text-properties fo:font-weight="normal" officeooo:rsid="00cc9c8e" officeooo:paragraph-rsid="00cc9c8e" style:font-weight-asian="normal" style:font-weight-complex="normal"/>
    </style:style>
    <style:style style:name="P55" style:family="paragraph" style:parent-style-name="Standard">
      <style:text-properties fo:font-weight="normal" officeooo:rsid="00def084" officeooo:paragraph-rsid="00def084" style:font-weight-asian="normal" style:font-weight-complex="normal"/>
    </style:style>
    <style:style style:name="P56" style:family="paragraph" style:parent-style-name="Standard">
      <style:text-properties fo:font-weight="normal" officeooo:rsid="00e5127a" officeooo:paragraph-rsid="00e5127a" style:font-weight-asian="normal" style:font-weight-complex="normal"/>
    </style:style>
    <style:style style:name="P57" style:family="paragraph" style:parent-style-name="Standard">
      <style:text-properties fo:font-weight="normal" officeooo:rsid="00e71b68" officeooo:paragraph-rsid="00e9cd8a" style:font-weight-asian="normal" style:font-weight-complex="normal"/>
    </style:style>
    <style:style style:name="P58" style:family="paragraph" style:parent-style-name="Standard">
      <style:text-properties fo:font-weight="normal" officeooo:rsid="0102fca8" officeooo:paragraph-rsid="0102fca8" style:font-weight-asian="normal" style:font-weight-complex="normal"/>
    </style:style>
    <style:style style:name="P59" style:family="paragraph" style:parent-style-name="Standard">
      <style:text-properties fo:font-weight="normal" officeooo:rsid="01094244" officeooo:paragraph-rsid="01094244" style:font-weight-asian="normal" style:font-weight-complex="normal"/>
    </style:style>
    <style:style style:name="P60" style:family="paragraph" style:parent-style-name="Standard">
      <style:text-properties officeooo:paragraph-rsid="007bd965"/>
    </style:style>
    <style:style style:name="P61" style:family="paragraph" style:parent-style-name="Standard">
      <style:text-properties officeooo:paragraph-rsid="0087888a"/>
    </style:style>
    <style:style style:name="P62" style:family="paragraph" style:parent-style-name="Standard">
      <style:text-properties officeooo:paragraph-rsid="00c7a608"/>
    </style:style>
    <style:style style:name="P63" style:family="paragraph" style:parent-style-name="Standard">
      <style:text-properties officeooo:paragraph-rsid="00cea200"/>
    </style:style>
    <style:style style:name="P64" style:family="paragraph" style:parent-style-name="Standard">
      <style:text-properties officeooo:paragraph-rsid="00d977fc"/>
    </style:style>
    <style:style style:name="P65" style:family="paragraph" style:parent-style-name="Standard">
      <style:text-properties officeooo:paragraph-rsid="00e9cd8a"/>
    </style:style>
    <style:style style:name="P66" style:family="paragraph" style:parent-style-name="Standard">
      <style:text-properties officeooo:paragraph-rsid="01042b9e"/>
    </style:style>
    <style:style style:name="P67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8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9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0" style:family="paragraph" style:parent-style-name="Standard" style:list-style-name="L5">
      <style:text-properties officeooo:rsid="001e0f7f" officeooo:paragraph-rsid="001e0f7f"/>
    </style:style>
    <style:style style:name="P71" style:family="paragraph" style:parent-style-name="Standard" style:list-style-name="L5">
      <style:text-properties officeooo:rsid="001e0f7f" officeooo:paragraph-rsid="003af234"/>
    </style:style>
    <style:style style:name="P72" style:family="paragraph" style:parent-style-name="Standard" style:list-style-name="L5">
      <style:text-properties officeooo:rsid="001e0f7f" officeooo:paragraph-rsid="003c9895"/>
    </style:style>
    <style:style style:name="P73" style:family="paragraph" style:parent-style-name="Standard" style:list-style-name="L5">
      <style:text-properties officeooo:rsid="00307005" officeooo:paragraph-rsid="00307005"/>
    </style:style>
    <style:style style:name="P74" style:family="paragraph" style:parent-style-name="Standard" style:list-style-name="L5">
      <style:text-properties officeooo:rsid="00307005" officeooo:paragraph-rsid="003c9895"/>
    </style:style>
    <style:style style:name="P75" style:family="paragraph" style:parent-style-name="Standard" style:list-style-name="L5">
      <style:text-properties officeooo:rsid="00309dfd" officeooo:paragraph-rsid="00309dfd"/>
    </style:style>
    <style:style style:name="P76" style:family="paragraph" style:parent-style-name="Standard" style:list-style-name="L6">
      <style:text-properties officeooo:rsid="003e7b6a" officeooo:paragraph-rsid="003e7b6a"/>
    </style:style>
    <style:style style:name="P77" style:family="paragraph" style:parent-style-name="Standard" style:list-style-name="L7">
      <style:text-properties officeooo:rsid="003e7b6a" officeooo:paragraph-rsid="003e7b6a"/>
    </style:style>
    <style:style style:name="P78" style:family="paragraph" style:parent-style-name="Standard" style:list-style-name="L8">
      <style:text-properties officeooo:rsid="0041536b" officeooo:paragraph-rsid="0041536b"/>
    </style:style>
    <style:style style:name="P79" style:family="paragraph" style:parent-style-name="Standard" style:list-style-name="L8">
      <style:text-properties officeooo:rsid="0041536b" officeooo:paragraph-rsid="00463c01"/>
    </style:style>
    <style:style style:name="P80" style:family="paragraph" style:parent-style-name="Standard" style:list-style-name="L8">
      <style:text-properties officeooo:rsid="0041536b" officeooo:paragraph-rsid="004778ed"/>
    </style:style>
    <style:style style:name="P81" style:family="paragraph" style:parent-style-name="Standard" style:list-style-name="L9">
      <style:text-properties officeooo:rsid="00495f5d" officeooo:paragraph-rsid="00495f5d"/>
    </style:style>
    <style:style style:name="P82" style:family="paragraph" style:parent-style-name="Standard" style:list-style-name="L10">
      <style:text-properties officeooo:rsid="00495f5d" officeooo:paragraph-rsid="00495f5d"/>
    </style:style>
    <style:style style:name="P83" style:family="paragraph" style:parent-style-name="Standard" style:list-style-name="L11">
      <style:text-properties officeooo:rsid="004e5c0f" officeooo:paragraph-rsid="004e5c0f"/>
    </style:style>
    <style:style style:name="P84" style:family="paragraph" style:parent-style-name="Standard" style:list-style-name="L11">
      <style:text-properties officeooo:rsid="004e5c0f" officeooo:paragraph-rsid="0056e97f"/>
    </style:style>
    <style:style style:name="P85" style:family="paragraph" style:parent-style-name="Standard" style:list-style-name="L11">
      <style:text-properties officeooo:rsid="004e5c0f" officeooo:paragraph-rsid="0057f8c5"/>
    </style:style>
    <style:style style:name="P86" style:family="paragraph" style:parent-style-name="Standard" style:list-style-name="L11">
      <style:text-properties officeooo:rsid="004e5c0f" officeooo:paragraph-rsid="0059356b"/>
    </style:style>
    <style:style style:name="P87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88" style:family="paragraph" style:parent-style-name="Standard">
      <style:text-properties fo:font-weight="bold" officeooo:rsid="0113b111" officeooo:paragraph-rsid="0113b111" style:font-weight-asian="bold" style:font-weight-complex="bold"/>
    </style:style>
    <style:style style:name="P89" style:family="paragraph" style:parent-style-name="Standard" style:list-style-name="L11">
      <style:text-properties officeooo:rsid="0059d63e" officeooo:paragraph-rsid="0059d63e"/>
    </style:style>
    <style:style style:name="P90" style:family="paragraph" style:parent-style-name="Standard" style:list-style-name="L12">
      <style:text-properties officeooo:rsid="005a227c" officeooo:paragraph-rsid="005a227c"/>
    </style:style>
    <style:style style:name="P91" style:family="paragraph" style:parent-style-name="Standard" style:list-style-name="L13">
      <style:text-properties officeooo:paragraph-rsid="0067f9ed"/>
    </style:style>
    <style:style style:name="P92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93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94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95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96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97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98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99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100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101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102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103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104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105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106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107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108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109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110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111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112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113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114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115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116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117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118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119" style:family="paragraph" style:parent-style-name="Standard" style:list-style-name="L29">
      <style:text-properties fo:font-weight="normal" officeooo:rsid="00be7269" officeooo:paragraph-rsid="00c7a608" style:font-weight-asian="normal" style:font-weight-complex="normal"/>
    </style:style>
    <style:style style:name="P120" style:family="paragraph" style:parent-style-name="Standard" style:list-style-name="L29">
      <style:text-properties fo:font-weight="normal" officeooo:rsid="00be7269" officeooo:paragraph-rsid="00c90bb2" style:font-weight-asian="normal" style:font-weight-complex="normal"/>
    </style:style>
    <style:style style:name="P121" style:family="paragraph" style:parent-style-name="Standard" style:list-style-name="L35">
      <style:text-properties fo:font-weight="normal" officeooo:rsid="00be7269" officeooo:paragraph-rsid="00cea200" style:font-weight-asian="normal" style:font-weight-complex="normal"/>
    </style:style>
    <style:style style:name="P122" style:family="paragraph" style:parent-style-name="Standard" style:list-style-name="L30">
      <style:text-properties fo:font-weight="normal" officeooo:rsid="00c90bb2" officeooo:paragraph-rsid="00c90bb2" style:font-weight-asian="normal" style:font-weight-complex="normal"/>
    </style:style>
    <style:style style:name="P123" style:family="paragraph" style:parent-style-name="Standard" style:list-style-name="L31">
      <style:text-properties fo:font-weight="normal" officeooo:rsid="00c90bb2" officeooo:paragraph-rsid="00c90bb2" style:font-weight-asian="normal" style:font-weight-complex="normal"/>
    </style:style>
    <style:style style:name="P124" style:family="paragraph" style:parent-style-name="Standard" style:list-style-name="L32">
      <style:text-properties fo:font-weight="normal" officeooo:rsid="00cc9c8e" officeooo:paragraph-rsid="00cc9c8e" style:font-weight-asian="normal" style:font-weight-complex="normal"/>
    </style:style>
    <style:style style:name="P125" style:family="paragraph" style:parent-style-name="Standard" style:list-style-name="L32">
      <style:text-properties fo:font-weight="normal" officeooo:rsid="00cc9c8e" officeooo:paragraph-rsid="00cea200" style:font-weight-asian="normal" style:font-weight-complex="normal"/>
    </style:style>
    <style:style style:name="P126" style:family="paragraph" style:parent-style-name="Standard" style:list-style-name="L32">
      <style:text-properties fo:font-weight="normal" officeooo:rsid="00cc9c8e" officeooo:paragraph-rsid="00cf3faf" style:font-weight-asian="normal" style:font-weight-complex="normal"/>
    </style:style>
    <style:style style:name="P127" style:family="paragraph" style:parent-style-name="Standard" style:list-style-name="L33">
      <style:text-properties fo:font-weight="normal" officeooo:rsid="00d0a4af" officeooo:paragraph-rsid="00d0a4af" style:font-weight-asian="normal" style:font-weight-complex="normal"/>
    </style:style>
    <style:style style:name="P128" style:family="paragraph" style:parent-style-name="Standard" style:list-style-name="L34">
      <style:text-properties fo:font-weight="normal" officeooo:rsid="00d0a4af" officeooo:paragraph-rsid="00d0a4af" style:font-weight-asian="normal" style:font-weight-complex="normal"/>
    </style:style>
    <style:style style:name="P129" style:family="paragraph" style:parent-style-name="Standard" style:list-style-name="L36">
      <style:text-properties fo:font-weight="normal" officeooo:rsid="00d5dcf4" officeooo:paragraph-rsid="00d5dcf4" style:font-weight-asian="normal" style:font-weight-complex="normal"/>
    </style:style>
    <style:style style:name="P130" style:family="paragraph" style:parent-style-name="Standard" style:list-style-name="L36">
      <style:text-properties fo:font-weight="normal" officeooo:rsid="00d5dcf4" officeooo:paragraph-rsid="00d977fc" style:font-weight-asian="normal" style:font-weight-complex="normal"/>
    </style:style>
    <style:style style:name="P131" style:family="paragraph" style:parent-style-name="Standard" style:list-style-name="L36">
      <style:text-properties fo:font-weight="normal" officeooo:rsid="00d76560" officeooo:paragraph-rsid="00d76560" style:font-weight-asian="normal" style:font-weight-complex="normal"/>
    </style:style>
    <style:style style:name="P132" style:family="paragraph" style:parent-style-name="Standard" style:list-style-name="L36">
      <style:text-properties fo:font-weight="normal" officeooo:rsid="00d76560" officeooo:paragraph-rsid="00d977fc" style:font-weight-asian="normal" style:font-weight-complex="normal"/>
    </style:style>
    <style:style style:name="P133" style:family="paragraph" style:parent-style-name="Standard" style:list-style-name="L37">
      <style:text-properties fo:font-weight="normal" officeooo:rsid="00def084" officeooo:paragraph-rsid="00def084" style:font-weight-asian="normal" style:font-weight-complex="normal"/>
    </style:style>
    <style:style style:name="P134" style:family="paragraph" style:parent-style-name="Standard" style:list-style-name="L38">
      <style:text-properties fo:font-weight="normal" officeooo:rsid="00def084" officeooo:paragraph-rsid="00def084" style:font-weight-asian="normal" style:font-weight-complex="normal"/>
    </style:style>
    <style:style style:name="P135" style:family="paragraph" style:parent-style-name="Standard" style:list-style-name="L39">
      <style:text-properties fo:font-weight="normal" officeooo:rsid="00e5127a" officeooo:paragraph-rsid="00e5127a" style:font-weight-asian="normal" style:font-weight-complex="normal"/>
    </style:style>
    <style:style style:name="P136" style:family="paragraph" style:parent-style-name="Standard" style:list-style-name="L39">
      <style:text-properties fo:font-weight="normal" officeooo:rsid="00e5127a" officeooo:paragraph-rsid="00e9cd8a" style:font-weight-asian="normal" style:font-weight-complex="normal"/>
    </style:style>
    <style:style style:name="P137" style:family="paragraph" style:parent-style-name="Standard" style:list-style-name="L39">
      <style:text-properties fo:font-weight="normal" officeooo:rsid="00e5127a" officeooo:paragraph-rsid="00ecba71" style:font-weight-asian="normal" style:font-weight-complex="normal"/>
    </style:style>
    <style:style style:name="P138" style:family="paragraph" style:parent-style-name="Standard" style:list-style-name="L39">
      <style:text-properties fo:font-weight="normal" officeooo:rsid="00e71b68" officeooo:paragraph-rsid="00e71b68" style:font-weight-asian="normal" style:font-weight-complex="normal"/>
    </style:style>
    <style:style style:name="P139" style:family="paragraph" style:parent-style-name="Standard" style:list-style-name="L40">
      <style:text-properties fo:font-weight="normal" officeooo:rsid="00f22101" officeooo:paragraph-rsid="00f22101" style:font-weight-asian="normal" style:font-weight-complex="normal"/>
    </style:style>
    <style:style style:name="P140" style:family="paragraph" style:parent-style-name="Standard" style:list-style-name="L41">
      <style:text-properties fo:font-weight="normal" officeooo:rsid="00f22101" officeooo:paragraph-rsid="00f22101" style:font-weight-asian="normal" style:font-weight-complex="normal"/>
    </style:style>
    <style:style style:name="P141" style:family="paragraph" style:parent-style-name="Standard" style:list-style-name="L42">
      <style:text-properties fo:font-weight="normal" officeooo:rsid="0102fca8" officeooo:paragraph-rsid="0102fca8" style:font-weight-asian="normal" style:font-weight-complex="normal"/>
    </style:style>
    <style:style style:name="P142" style:family="paragraph" style:parent-style-name="Standard" style:list-style-name="L42">
      <style:text-properties fo:font-weight="normal" officeooo:rsid="0102fca8" officeooo:paragraph-rsid="01042b9e" style:font-weight-asian="normal" style:font-weight-complex="normal"/>
    </style:style>
    <style:style style:name="P143" style:family="paragraph" style:parent-style-name="Standard" style:list-style-name="L42">
      <style:text-properties fo:font-weight="normal" officeooo:rsid="0102fca8" officeooo:paragraph-rsid="0106ec28" style:font-weight-asian="normal" style:font-weight-complex="normal"/>
    </style:style>
    <style:style style:name="P144" style:family="paragraph" style:parent-style-name="Standard" style:list-style-name="L43">
      <style:text-properties fo:font-weight="normal" officeooo:rsid="0106ec28" officeooo:paragraph-rsid="0106ec28" style:font-weight-asian="normal" style:font-weight-complex="normal"/>
    </style:style>
    <style:style style:name="P145" style:family="paragraph" style:parent-style-name="Standard" style:list-style-name="L44">
      <style:text-properties fo:font-weight="normal" officeooo:rsid="0106ec28" officeooo:paragraph-rsid="0106ec28" style:font-weight-asian="normal" style:font-weight-complex="normal"/>
    </style:style>
    <style:style style:name="P146" style:family="paragraph" style:parent-style-name="Standard" style:list-style-name="L45">
      <style:text-properties fo:font-weight="normal" officeooo:rsid="01094244" officeooo:paragraph-rsid="01094244" style:font-weight-asian="normal" style:font-weight-complex="normal"/>
    </style:style>
    <style:style style:name="P147" style:family="paragraph" style:parent-style-name="Standard" style:list-style-name="L46">
      <style:text-properties fo:font-weight="normal" officeooo:rsid="01094244" officeooo:paragraph-rsid="01104a23" style:font-weight-asian="normal" style:font-weight-complex="normal"/>
    </style:style>
    <style:style style:name="P148" style:family="paragraph" style:parent-style-name="Standard" style:list-style-name="L47">
      <style:text-properties fo:font-weight="normal" officeooo:rsid="0112a4db" officeooo:paragraph-rsid="0112a4db" style:font-weight-asian="normal" style:font-weight-complex="normal"/>
    </style:style>
    <style:style style:name="P149" style:family="paragraph" style:parent-style-name="Standard" style:list-style-name="L48">
      <style:text-properties fo:font-weight="normal" officeooo:rsid="0112a4db" officeooo:paragraph-rsid="0112a4db" style:font-weight-asian="normal" style:font-weight-complex="normal"/>
    </style:style>
    <style:style style:name="P150" style:family="paragraph" style:parent-style-name="Standard">
      <style:text-properties fo:font-weight="normal" officeooo:rsid="0112a4db" officeooo:paragraph-rsid="0112a4db" style:font-weight-asian="normal" style:font-weight-complex="normal"/>
    </style:style>
    <style:style style:name="P151" style:family="paragraph" style:parent-style-name="Standard" style:list-style-name="L49">
      <style:text-properties fo:font-weight="normal" officeooo:rsid="01152914" officeooo:paragraph-rsid="01152914" style:font-weight-asian="normal" style:font-weight-complex="normal"/>
    </style:style>
    <style:style style:name="P152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5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54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fo:font-weight="bold" officeooo:rsid="00bdcd54" style:font-weight-asian="bold" style:font-weight-complex="bold"/>
    </style:style>
    <style:style style:name="T15" style:family="text">
      <style:text-properties fo:font-weight="bold" officeooo:rsid="00c90bb2" style:font-weight-asian="bold" style:font-weight-complex="bold"/>
    </style:style>
    <style:style style:name="T16" style:family="text">
      <style:text-properties fo:font-weight="bold" officeooo:rsid="00cad8e0" style:font-weight-asian="bold" style:font-weight-complex="bold"/>
    </style:style>
    <style:style style:name="T17" style:family="text">
      <style:text-properties fo:font-weight="bold" officeooo:rsid="00cf3faf" style:font-weight-asian="bold" style:font-weight-complex="bold"/>
    </style:style>
    <style:style style:name="T18" style:family="text">
      <style:text-properties fo:font-weight="bold" officeooo:rsid="00d5dcf4" style:font-weight-asian="bold" style:font-weight-complex="bold"/>
    </style:style>
    <style:style style:name="T19" style:family="text">
      <style:text-properties fo:font-weight="bold" officeooo:rsid="00da80b9" style:font-weight-asian="bold" style:font-weight-complex="bold"/>
    </style:style>
    <style:style style:name="T20" style:family="text">
      <style:text-properties fo:font-weight="bold" officeooo:rsid="00e25735" style:font-weight-asian="bold" style:font-weight-complex="bold"/>
    </style:style>
    <style:style style:name="T21" style:family="text">
      <style:text-properties fo:font-weight="bold" officeooo:rsid="00eaa6cb" style:font-weight-asian="bold" style:font-weight-complex="bold"/>
    </style:style>
    <style:style style:name="T22" style:family="text">
      <style:text-properties fo:font-weight="bold" officeooo:rsid="0102fca8" style:font-weight-asian="bold" style:font-weight-complex="bold"/>
    </style:style>
    <style:style style:name="T23" style:family="text">
      <style:text-properties fo:font-weight="bold" officeooo:rsid="0104690d" style:font-weight-asian="bold" style:font-weight-complex="bold"/>
    </style:style>
    <style:style style:name="T24" style:family="text">
      <style:text-properties officeooo:rsid="003c9895"/>
    </style:style>
    <style:style style:name="T25" style:family="text">
      <style:text-properties officeooo:rsid="004778ed"/>
    </style:style>
    <style:style style:name="T26" style:family="text">
      <style:text-properties officeooo:rsid="0057f8c5"/>
    </style:style>
    <style:style style:name="T27" style:family="text">
      <style:text-properties officeooo:rsid="0067f9ed"/>
    </style:style>
    <style:style style:name="T28" style:family="text">
      <style:text-properties fo:font-weight="normal" officeooo:rsid="00698709" style:font-weight-asian="normal" style:font-weight-complex="normal"/>
    </style:style>
    <style:style style:name="T29" style:family="text">
      <style:text-properties fo:font-weight="normal" officeooo:rsid="0067f9ed" style:font-weight-asian="normal" style:font-weight-complex="normal"/>
    </style:style>
    <style:style style:name="T30" style:family="text">
      <style:text-properties officeooo:rsid="006cfd93"/>
    </style:style>
    <style:style style:name="T31" style:family="text">
      <style:text-properties officeooo:rsid="0087a8df"/>
    </style:style>
    <style:style style:name="T32" style:family="text">
      <style:text-properties officeooo:rsid="008300c9"/>
    </style:style>
    <style:style style:name="T33" style:family="text">
      <style:text-properties officeooo:rsid="008e7ec8"/>
    </style:style>
    <style:style style:name="T34" style:family="text">
      <style:text-properties officeooo:rsid="00a22d46"/>
    </style:style>
    <style:style style:name="T35" style:family="text">
      <style:text-properties officeooo:rsid="00a3c2a7"/>
    </style:style>
    <style:style style:name="T36" style:family="text">
      <style:text-properties officeooo:rsid="00a5ae32"/>
    </style:style>
    <style:style style:name="T37" style:family="text">
      <style:text-properties officeooo:rsid="00a7581b"/>
    </style:style>
    <style:style style:name="T38" style:family="text">
      <style:text-properties officeooo:rsid="00a94302"/>
    </style:style>
    <style:style style:name="T39" style:family="text">
      <style:text-properties officeooo:rsid="00aa5d0b"/>
    </style:style>
    <style:style style:name="T40" style:family="text">
      <style:text-properties officeooo:rsid="00bb32e4"/>
    </style:style>
    <style:style style:name="T41" style:family="text">
      <style:text-properties officeooo:rsid="00c90bb2"/>
    </style:style>
    <style:style style:name="T42" style:family="text">
      <style:text-properties officeooo:rsid="00cf3faf"/>
    </style:style>
    <style:style style:name="T43" style:family="text">
      <style:text-properties officeooo:rsid="00db7459"/>
    </style:style>
    <style:style style:name="T44" style:family="text">
      <style:text-properties officeooo:rsid="00dc8b8e"/>
    </style:style>
    <style:style style:name="T45" style:family="text">
      <style:text-properties officeooo:rsid="00eb57c6"/>
    </style:style>
    <style:style style:name="T46" style:family="text">
      <style:text-properties officeooo:rsid="0105c8df"/>
    </style:style>
    <style:style style:name="T47" style:family="text">
      <style:text-properties officeooo:rsid="011190f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2675825461" text:style-name="L1">
        <text:list-item>
          <text:p text:style-name="P153">JSON &amp; XML </text:p>
        </text:list-item>
        <text:list-item>
          <text:p text:style-name="P153">Practical of JSON &amp; XML </text:p>
        </text:list-item>
        <text:list-item>
          <text:p text:style-name="P153">Why NodeJS </text:p>
        </text:list-item>
        <text:list-item>
          <text:p text:style-name="P153">Ecosystem of NodeJS </text:p>
        </text:list-item>
        <text:list-item>
          <text:p text:style-name="P153">Installation and System Configuration </text:p>
        </text:list-item>
        <text:list-item>
          <text:p text:style-name="P153">CLI usage and Package Configuration </text:p>
        </text:list-item>
        <text:list-item>
          <text:p text:style-name="P152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3905352981" text:style-name="L2">
        <text:list-item>
          <text:p text:style-name="P67">Completed JSON &amp; XML </text:p>
        </text:list-item>
        <text:list-item>
          <text:p text:style-name="P67">Completed Practical of JSON &amp; XML </text:p>
        </text:list-item>
        <text:list-item>
          <text:p text:style-name="P67">Completed :- Why NodeJS </text:p>
        </text:list-item>
        <text:list-item>
          <text:p text:style-name="P67">Completed :- Ecosystem of NodeJS </text:p>
        </text:list-item>
        <text:list-item>
          <text:p text:style-name="P67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826264621" text:style-name="L3">
        <text:list-item>
          <text:p text:style-name="P68">Continue learning further task </text:p>
        </text:list-item>
      </text:list>
      <text:p text:style-name="P1"><text:span text:style-name="Strong_20_Emphasis"><text:span text:style-name="T1">Blocker</text:span></text:span></text:p>
      <text:list xml:id="list4216279521" text:style-name="L4">
        <text:list-item>
          <text:p text:style-name="P69">None </text:p>
        </text:list-item>
      </text:list>
      <text:p text:style-name="Standard"><draw:line text:anchor-type="paragraph" draw:z-index="0" draw:name="Shape1" draw:style-name="gr1" draw:text-style-name="P154" svg:x1="-0.591cm" svg:y1="0.432cm" svg:x2="18.403cm" svg:y2="0.226cm"><text:p/></draw:line></text:p>
      <text:p text:style-name="Standard"/>
      <text:p text:style-name="P4">Today’s Plan (21/03/2022)</text:p>
      <text:list xml:id="list901249672" text:style-name="L5">
        <text:list-item>
          <text:p text:style-name="P70">What is Node.js?</text:p>
        </text:list-item>
        <text:list-item>
          <text:p text:style-name="P70">Why Should I Use Node.js?</text:p>
        </text:list-item>
        <text:list-item>
          <text:p text:style-name="P70">Your First Node.js Script</text:p>
        </text:list-item>
        <text:list-item>
          <text:p text:style-name="P70">Section Intro: Node.js Module System</text:p>
        </text:list-item>
        <text:list-item>
          <text:p text:style-name="P70">Importing Node.js Core Modules</text:p>
        </text:list-item>
        <text:list-item>
          <text:p text:style-name="P73">Importing your own files</text:p>
        </text:list-item>
        <text:list-item>
          <text:p text:style-name="P73">Importing npm Modules</text:p>
        </text:list-item>
        <text:list-item>
          <text:p text:style-name="P73">Printing in colors</text:p>
        </text:list-item>
        <text:list-item>
          <text:p text:style-name="P73">Global npm modules and nodemon</text:p>
        </text:list-item>
        <text:list-item>
          <text:p text:style-name="P75">Getting input from user<text:span text:style-name="T2">s</text:span></text:p>
          <text:p text:style-name="P75"/>
        </text:list-item>
      </text:list>
      <text:p text:style-name="P39"><text:span text:style-name="T3">Today’s </text:span><text:span text:style-name="T4">Update </text:span><text:span text:style-name="T3"><text:s/>(21/03/2022)</text:span></text:p>
      <text:list xml:id="list85728456329102" text:continue-numbering="true" text:style-name="L5">
        <text:list-item>
          <text:p text:style-name="P71"><text:span text:style-name="T24">Completed :- </text:span>What is Node.js?</text:p>
        </text:list-item>
        <text:list-item>
          <text:p text:style-name="P72"><text:span text:style-name="T24">Completed :- <text:s/></text:span>Why Should I Use Node.js?</text:p>
        </text:list-item>
        <text:list-item>
          <text:p text:style-name="P72"><text:span text:style-name="T24">Completed :- <text:s/></text:span>Your First Node.js Script</text:p>
        </text:list-item>
        <text:list-item>
          <text:p text:style-name="P72"><text:span text:style-name="T24">Completed :- <text:s/></text:span>Section Intro: Node.js Module System</text:p>
        </text:list-item>
        <text:list-item>
          <text:p text:style-name="P72"><text:span text:style-name="T24">Completed :- <text:s/></text:span>Importing Node.js Core Modules</text:p>
        </text:list-item>
        <text:list-item>
          <text:p text:style-name="P74"><text:span text:style-name="T24">Completed :- <text:s/></text:span>Importing your own files</text:p>
        </text:list-item>
        <text:list-item>
          <text:p text:style-name="P74"><text:span text:style-name="T24">Completed :- <text:s/></text:span>Importing npm Modules</text:p>
        </text:list-item>
        <text:list-item>
          <text:p text:style-name="P74"><text:span text:style-name="T24">Completed :- <text:s/></text:span>Printing in colors</text:p>
        </text:list-item>
        <text:list-item>
          <text:p text:style-name="P74"><text:span text:style-name="T24">Completed :- <text:s/></text:span>Global npm modules and nodemon</text:p>
          <text:p text:style-name="P74"/>
        </text:list-item>
      </text:list>
      <text:p text:style-name="P5"/>
      <text:p text:style-name="P5"/>
      <text:p text:style-name="P5">Tomorrow’s Plan (22/03/2022)</text:p>
      <text:list xml:id="list463186771" text:style-name="L6">
        <text:list-item>
          <text:p text:style-name="P76">Continue learning further topics</text:p>
          <text:p text:style-name="P76"/>
        </text:list-item>
      </text:list>
      <text:p text:style-name="P5">Blocker</text:p>
      <text:list xml:id="list2997416965" text:style-name="L7">
        <text:list-item>
          <text:p text:style-name="P77">None</text:p>
        </text:list-item>
      </text:list>
      <text:p text:style-name="P40"><text:soft-page-break/></text:p>
      <text:p text:style-name="P40"/>
      <text:p text:style-name="P6">Today’s Plan (22/03/2022)</text:p>
      <text:list xml:id="list756372748" text:style-name="L8">
        <text:list-item>
          <text:p text:style-name="P78">Getting input from users</text:p>
        </text:list-item>
        <text:list-item>
          <text:p text:style-name="P78">Argument parsing with yargs : part 1</text:p>
        </text:list-item>
        <text:list-item>
          <text:p text:style-name="P78">Argument parsing with yargs : part 2</text:p>
        </text:list-item>
        <text:list-item>
          <text:p text:style-name="P78">Storing data with JSON</text:p>
        </text:list-item>
        <text:list-item>
          <text:p text:style-name="P78">Adding a note</text:p>
        </text:list-item>
        <text:list-item>
          <text:p text:style-name="P78">Removing a note</text:p>
        </text:list-item>
        <text:list-item>
          <text:p text:style-name="P78">ES6 Asside : Arrow Function</text:p>
        </text:list-item>
        <text:list-item>
          <text:p text:style-name="P78">Refactoring to Use Arrow Function</text:p>
        </text:list-item>
        <text:list-item>
          <text:p text:style-name="P78">Listing notes</text:p>
        </text:list-item>
        <text:list-item>
          <text:p text:style-name="P78">Reading a note</text:p>
        </text:list-item>
      </text:list>
      <text:p text:style-name="P41"/>
      <text:p text:style-name="P42"><text:span text:style-name="T5">Today’s </text:span><text:span text:style-name="T6">Update</text:span><text:span text:style-name="T5"> (22/03/2022)</text:span></text:p>
      <text:list xml:id="list85728243863991" text:continue-numbering="true" text:style-name="L8">
        <text:list-item>
          <text:p text:style-name="P79"><text:span text:style-name="T25">Completed:- </text:span>Getting input from users</text:p>
        </text:list-item>
        <text:list-item>
          <text:p text:style-name="P80"><text:span text:style-name="T25">Completed:- <text:s/></text:span>Argument parsing with yargs : part 1</text:p>
        </text:list-item>
        <text:list-item>
          <text:p text:style-name="P80"><text:span text:style-name="T25">Completed:- <text:s/></text:span>Argument parsing with yargs : part 2</text:p>
        </text:list-item>
        <text:list-item>
          <text:p text:style-name="P80"><text:span text:style-name="T25">Completed:- <text:s/></text:span>Storing data with JSON</text:p>
        </text:list-item>
        <text:list-item>
          <text:p text:style-name="P80"><text:span text:style-name="T25">Completed:- <text:s/></text:span>Adding a note</text:p>
        </text:list-item>
        <text:list-item>
          <text:p text:style-name="P80"><text:span text:style-name="T25">Completed:- <text:s/></text:span>Removing a note</text:p>
        </text:list-item>
        <text:list-item>
          <text:p text:style-name="P80"><text:span text:style-name="T25">Completed:- <text:s/></text:span>ES6 Asside : Arrow Function</text:p>
        </text:list-item>
        <text:list-item>
          <text:p text:style-name="P80"><text:span text:style-name="T25">Completed:- <text:s/></text:span>Refactoring to Use Arrow Function</text:p>
        </text:list-item>
        <text:list-item>
          <text:p text:style-name="P80"><text:span text:style-name="T25">Completed:- <text:s/></text:span>Listing notes</text:p>
        </text:list-item>
        <text:list-item>
          <text:p text:style-name="P80"><text:span text:style-name="T25">Completed:- <text:s/></text:span>Reading a note</text:p>
        </text:list-item>
      </text:list>
      <text:p text:style-name="P7">Tomorrow’s Plan (23/03/2022)</text:p>
      <text:list xml:id="list2039481383" text:style-name="L9">
        <text:list-item>
          <text:p text:style-name="P81">Continue learning further topics</text:p>
        </text:list-item>
      </text:list>
      <text:p text:style-name="P7">Blocker</text:p>
      <text:list xml:id="list1315758133" text:style-name="L10">
        <text:list-item>
          <text:p text:style-name="P82">None</text:p>
          <text:p text:style-name="P82"><draw:line text:anchor-type="paragraph" draw:z-index="1" draw:name="Shape2" draw:style-name="gr1" draw:text-style-name="P154" svg:x1="-0.76cm" svg:y1="0.266cm" svg:x2="18.308cm" svg:y2="0.322cm"><text:p/></draw:line></text:p>
        </text:list-item>
      </text:list>
      <text:p text:style-name="P43"/>
      <text:p text:style-name="P44">Today’s Plan (24/03/2022)</text:p>
      <text:list xml:id="list2237252234" text:style-name="L11">
        <text:list-item>
          <text:p text:style-name="P83">Debugging Node.JS</text:p>
        </text:list-item>
        <text:list-item>
          <text:p text:style-name="P83">Error Messages</text:p>
        </text:list-item>
        <text:list-item>
          <text:p text:style-name="P83">Asynchronous basics</text:p>
        </text:list-item>
        <text:list-item>
          <text:p text:style-name="P83">Call Stack, Callback Queue, Event Loop</text:p>
        </text:list-item>
        <text:list-item>
          <text:p text:style-name="P83">Making HTTP Request</text:p>
        </text:list-item>
        <text:list-item>
          <text:p text:style-name="P83">Customizing HTTP Request</text:p>
        </text:list-item>
        <text:list-item>
          <text:p text:style-name="P83">HTTP Request Challenge</text:p>
        </text:list-item>
        <text:list-item>
          <text:p text:style-name="P83">Handling Errors</text:p>
        </text:list-item>
        <text:list-item>
          <text:p text:style-name="P83">Callback Function</text:p>
        </text:list-item>
        <text:list-item>
          <text:p text:style-name="P83">Callback Abstraction</text:p>
        </text:list-item>
        <text:list-item>
          <text:p text:style-name="P83">Callback Abstraction Challenge</text:p>
          <text:p text:style-name="P83"/>
        </text:list-item>
      </text:list>
      <text:p text:style-name="P8">Today’s Update (24/03/2022)</text:p>
      <text:list xml:id="list85728780070769" text:continue-numbering="true" text:style-name="L11">
        <text:list-item>
          <text:p text:style-name="P84"><text:span text:style-name="T26">Completed:- </text:span>Debugging Node.JS</text:p>
        </text:list-item>
        <text:list-item>
          <text:p text:style-name="P85"><text:span text:style-name="T26">Completed:- <text:s/></text:span>Error Messages</text:p>
        </text:list-item>
        <text:list-item>
          <text:p text:style-name="P85"><text:span text:style-name="T26">Completed:- <text:s/></text:span>Asynchronous basics</text:p>
        </text:list-item>
        <text:list-item>
          <text:p text:style-name="P85"><text:span text:style-name="T26">Completed:- <text:s/></text:span>Call Stack, Callback Queue, Event Loop</text:p>
        </text:list-item>
        <text:list-item>
          <text:p text:style-name="P85"><text:span text:style-name="T26">Completed:- <text:s/></text:span>Making HTTP Request</text:p>
        </text:list-item>
        <text:list-item>
          <text:p text:style-name="P85"><text:span text:style-name="T26">Completed:- <text:s/></text:span>Customizing HTTP Request</text:p>
        </text:list-item>
        <text:list-item>
          <text:p text:style-name="P85"><text:span text:style-name="T26">Completed:- <text:s/></text:span>HTTP Request Challenge</text:p>
        </text:list-item>
        <text:list-item>
          <text:p text:style-name="P86"><text:soft-page-break/><text:span text:style-name="T26">Completed:- <text:s/></text:span>Handling Errors <text:s text:c="2"/></text:p>
          <text:p text:style-name="P87">Tomorrow’s Plan (25/03/2022)</text:p>
          <text:list>
            <text:list-item>
              <text:p text:style-name="P89">Continue learning further topics</text:p>
            </text:list-item>
          </text:list>
        </text:list-item>
      </text:list>
      <text:p text:style-name="P9">Blocker</text:p>
      <text:list xml:id="list3815203599" text:style-name="L12">
        <text:list-item>
          <text:p text:style-name="P90"><draw:line text:anchor-type="paragraph" draw:z-index="2" draw:name="Shape3" draw:style-name="gr1" draw:text-style-name="P154" svg:x1="-0.661cm" svg:y1="1.593cm" svg:x2="18.288cm" svg:y2="1.328cm"><text:p/></draw:line>None</text:p>
        </text:list-item>
      </text:list>
      <text:p text:style-name="P46"/>
      <text:p text:style-name="P46"/>
      <text:p text:style-name="P46"/>
      <text:p text:style-name="P47"><text:span text:style-name="T7">Today’s </text:span><text:span text:style-name="T8">Plan</text:span><text:span text:style-name="T7"> (25/03/2022)</text:span></text:p>
      <text:list xml:id="list1793743241" text:style-name="L13">
        <text:list-item>
          <text:p text:style-name="P92">Callback Functions</text:p>
        </text:list-item>
        <text:list-item>
          <text:p text:style-name="P92">Callback Abstraction</text:p>
        </text:list-item>
        <text:list-item>
          <text:p text:style-name="P92">Callback Abstraction Challenge</text:p>
        </text:list-item>
        <text:list-item>
          <text:p text:style-name="P92">Callback Chaining</text:p>
        </text:list-item>
        <text:list-item>
          <text:p text:style-name="P92">ES6 Aside: Object Property Shorthand and Destructing</text:p>
        </text:list-item>
        <text:list-item>
          <text:p text:style-name="P92">Destructing and property shorthand challenge</text:p>
        </text:list-item>
        <text:list-item>
          <text:p text:style-name="P95">Bonus HTTP requests without a library</text:p>
        </text:list-item>
        <text:list-item>
          <text:p text:style-name="P91"><text:span text:style-name="T28">Revising topics</text:span><text:span text:style-name="T29"> for today’s review session</text:span></text:p>
        </text:list-item>
      </text:list>
      <text:p text:style-name="P48"><text:span text:style-name="T7">Today’s </text:span><text:span text:style-name="T9">Update</text:span><text:span text:style-name="T7"> (25/03/2022)</text:span></text:p>
      <text:list xml:id="list85728265814690" text:continue-numbering="true" text:style-name="L13">
        <text:list-item>
          <text:p text:style-name="P93"><text:span text:style-name="T30">Completed </text:span>Callback Functions</text:p>
        </text:list-item>
        <text:list-item>
          <text:p text:style-name="P94"><text:span text:style-name="T30">Completed </text:span>Callback Abstraction</text:p>
        </text:list-item>
        <text:list-item>
          <text:p text:style-name="P94"><text:span text:style-name="T30">Completed </text:span>Callback Abstraction Challenge</text:p>
        </text:list-item>
        <text:list-item>
          <text:p text:style-name="P94"><text:span text:style-name="T30">Completed </text:span>Callback Chaining</text:p>
        </text:list-item>
        <text:list-item>
          <text:p text:style-name="P94"><text:span text:style-name="T30">Completed </text:span>ES6 Aside: Object Property Shorthand and Destructing</text:p>
        </text:list-item>
        <text:list-item>
          <text:p text:style-name="P94"><text:span text:style-name="T30">Completed </text:span>Destructing and property shorthand challenge</text:p>
        </text:list-item>
        <text:list-item>
          <text:p text:style-name="P96"><text:span text:style-name="T30">Completed </text:span>Bonus HTTP requests without a library</text:p>
          <text:p text:style-name="P97"/>
        </text:list-item>
      </text:list>
      <text:p text:style-name="P10"><text:span text:style-name="T27">M</text:span>onday’s Plan (28/03/2022)</text:p>
      <text:list xml:id="list713617192" text:style-name="L14">
        <text:list-item>
          <text:p text:style-name="P98">Continue learning further topics</text:p>
        </text:list-item>
      </text:list>
      <text:p text:style-name="P11">Blocker</text:p>
      <text:list xml:id="list1511904731" text:style-name="L15">
        <text:list-item>
          <text:p text:style-name="P99"><draw:line text:anchor-type="paragraph" draw:z-index="3" draw:name="Shape4" draw:style-name="gr1" draw:text-style-name="P154" svg:x1="-0.069cm" svg:y1="1.206cm" svg:x2="18.011cm" svg:y2="1.148cm"><text:p/></draw:line>None</text:p>
        </text:list-item>
      </text:list>
      <text:p text:style-name="P49"/>
      <text:p text:style-name="P49"/>
      <text:p text:style-name="P12">Today’s Plan (28/03/2022)</text:p>
      <text:list xml:id="list3776514037" text:style-name="L16">
        <text:list-item>
          <text:p text:style-name="P100">Web Servers</text:p>
        </text:list-item>
        <text:list-item>
          <text:p text:style-name="P100">Hello Express</text:p>
        </text:list-item>
        <text:list-item>
          <text:p text:style-name="P100">Serving up HTML and JSON</text:p>
        </text:list-item>
        <text:list-item>
          <text:p text:style-name="P100">Serving up static assets</text:p>
        </text:list-item>
        <text:list-item>
          <text:p text:style-name="P100">Serving up CSS, JS, Images and more</text:p>
        </text:list-item>
        <text:list-item>
          <text:p text:style-name="P100">Dynamic pages with templating</text:p>
        </text:list-item>
        <text:list-item>
          <text:p text:style-name="P100">Customizing the view directory</text:p>
        </text:list-item>
        <text:list-item>
          <text:p text:style-name="P100">Advanced templating</text:p>
        </text:list-item>
        <text:list-item>
          <text:p text:style-name="P100">404 Pages</text:p>
        </text:list-item>
        <text:list-item>
          <text:p text:style-name="P100">Styling the applications</text:p>
          <text:p text:style-name="P100"/>
        </text:list-item>
      </text:list>
      <text:p text:style-name="P60"><text:span text:style-name="T10">Today’s </text:span><text:span text:style-name="T11">Update</text:span><text:span text:style-name="T10"> (28/03/2022)</text:span></text:p>
      <text:list xml:id="list85728167061045" text:continue-numbering="true" text:style-name="L16">
        <text:list-item>
          <text:p text:style-name="P101">Web Servers</text:p>
        </text:list-item>
        <text:list-item>
          <text:p text:style-name="P101">Hello Express</text:p>
        </text:list-item>
        <text:list-item>
          <text:p text:style-name="P101">Serving up HTML and JSON</text:p>
        </text:list-item>
        <text:list-item>
          <text:p text:style-name="P101">Serving up static assets</text:p>
        </text:list-item>
        <text:list-item>
          <text:p text:style-name="P101">Serving up CSS, JS, Images and more</text:p>
        </text:list-item>
        <text:list-item>
          <text:p text:style-name="P101">Dynamic pages with templating</text:p>
        </text:list-item>
        <text:list-item>
          <text:p text:style-name="P101">Customizing the view directory</text:p>
        </text:list-item>
        <text:list-item>
          <text:p text:style-name="P101"><text:soft-page-break/>Advanced templating</text:p>
        </text:list-item>
        <text:list-item>
          <text:p text:style-name="P101">404 Pages</text:p>
        </text:list-item>
        <text:list-item>
          <text:p text:style-name="P101">Styling the applications</text:p>
        </text:list-item>
      </text:list>
      <text:p text:style-name="P13">Tomorrow’s Plan (29/03/2022)</text:p>
      <text:list xml:id="list409245894" text:style-name="L17">
        <text:list-item>
          <text:p text:style-name="P102">Continue Learning further topics</text:p>
        </text:list-item>
      </text:list>
      <text:p text:style-name="P13">Blocker</text:p>
      <text:list xml:id="list3922209927" text:style-name="L18">
        <text:list-item>
          <text:p text:style-name="P103"><draw:line text:anchor-type="paragraph" draw:z-index="4" draw:name="Shape5" draw:style-name="gr1" draw:text-style-name="P154" svg:x1="0.034cm" svg:y1="0.61cm" svg:x2="18.629cm" svg:y2="0.464cm"><text:p/></draw:line>None</text:p>
        </text:list-item>
      </text:list>
      <text:p text:style-name="P50"/>
      <text:p text:style-name="P14">Today’s Plan (29/03/2022)</text:p>
      <text:list xml:id="list735007046" text:style-name="L19">
        <text:list-item>
          <text:p text:style-name="P104">Query String</text:p>
        </text:list-item>
        <text:list-item>
          <text:p text:style-name="P104">Building a JSON HTTP Endpoint</text:p>
        </text:list-item>
        <text:list-item>
          <text:p text:style-name="P104">Default Functions Parameter</text:p>
        </text:list-item>
        <text:list-item>
          <text:p text:style-name="P104">Browser HTTP request with Fetch</text:p>
        </text:list-item>
        <text:list-item>
          <text:p text:style-name="P104">Creating a search form</text:p>
        </text:list-item>
        <text:list-item>
          <text:p text:style-name="P104">Wiring up the user Interface</text:p>
        </text:list-item>
        <text:list-item>
          <text:p text:style-name="P106">Joining Heroku and GitHub</text:p>
        </text:list-item>
        <text:list-item>
          <text:p text:style-name="P106">Version control with git</text:p>
        </text:list-item>
        <text:list-item>
          <text:p text:style-name="P106">Exporing &amp; Integrating GIT</text:p>
        </text:list-item>
        <text:list-item>
          <text:p text:style-name="P106">Setting up SSH Keys</text:p>
        </text:list-item>
        <text:list-item>
          <text:p text:style-name="P106">Pushing code to Github</text:p>
        </text:list-item>
        <text:list-item>
          <text:p text:style-name="P106">Deploying NodeJs to Heroku</text:p>
        </text:list-item>
        <text:list-item>
          <text:p text:style-name="P106">New Features Development workflow</text:p>
        </text:list-item>
        <text:list-item>
          <text:p text:style-name="P106">Avoiding global modules</text:p>
        </text:list-item>
      </text:list>
      <text:p text:style-name="P61"><text:span text:style-name="T12">Today’s </text:span><text:span text:style-name="T13">Update</text:span><text:span text:style-name="T12"> (29/03/2022)</text:span></text:p>
      <text:list xml:id="list85729068931339" text:continue-numbering="true" text:style-name="L19">
        <text:list-item>
          <text:p text:style-name="P105"><text:span text:style-name="T31">Completed </text:span>Query String, Building a JSON HTTP Endpoint, Default Functions Parameter, Browser HTTP request with Fetch, Creating a search form,Wiring up the user Interface, <text:span text:style-name="T32">Joining Heroku and GitHub, Version control with git, Exporing &amp; Integrating GIT</text:span></text:p>
        </text:list-item>
        <text:list-item>
          <text:p text:style-name="P107"><text:span text:style-name="T31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442008757" text:style-name="L20">
        <text:list-item>
          <text:p text:style-name="P108">Continue learning further topics</text:p>
        </text:list-item>
      </text:list>
      <text:p text:style-name="P16">Blocker</text:p>
      <text:list xml:id="list1041352010" text:style-name="L21">
        <text:list-item>
          <text:p text:style-name="P109"><draw:line text:anchor-type="paragraph" draw:z-index="5" draw:name="Shape6" draw:style-name="gr1" draw:text-style-name="P154" svg:x1="-0.349cm" svg:y1="0.559cm" svg:x2="18.025cm" svg:y2="0.309cm"><text:p/></draw:line>None</text:p>
        </text:list-item>
      </text:list>
      <text:p text:style-name="P51"/>
      <text:p text:style-name="P17">Today’s Plan (30/03/2022)</text:p>
      <text:list xml:id="list1371870076" text:style-name="L22">
        <text:list-item>
          <text:p text:style-name="P110">Mongo Db &amp; NoSQL Databases</text:p>
        </text:list-item>
        <text:list-item>
          <text:p text:style-name="P110">Installing MongoDb</text:p>
        </text:list-item>
        <text:list-item>
          <text:p text:style-name="P110">Database GUI Viewer</text:p>
        </text:list-item>
        <text:list-item>
          <text:p text:style-name="P110">Connecting and inserting documents</text:p>
        </text:list-item>
        <text:list-item>
          <text:p text:style-name="P110">Object ID</text:p>
        </text:list-item>
        <text:list-item>
          <text:p text:style-name="P110">Querying documents</text:p>
        </text:list-item>
        <text:list-item>
          <text:p text:style-name="P110">Promises</text:p>
        </text:list-item>
        <text:list-item>
          <text:p text:style-name="P110">Updating &amp; deleting documents</text:p>
        </text:list-item>
        <text:list-item>
          <text:p text:style-name="P110">Setting up Mongoose</text:p>
        </text:list-item>
        <text:list-item>
          <text:p text:style-name="P110">Creating a Mongoose Model</text:p>
        </text:list-item>
      </text:list>
      <text:p text:style-name="P18">Today’s <text:span text:style-name="T33">Update</text:span> (30/03/2022)</text:p>
      <text:list xml:id="list85727622177632" text:continue-numbering="true" text:style-name="L22">
        <text:list-item>
          <text:p text:style-name="P111"><text:span text:style-name="T33">Completed </text:span>Mongo Db &amp; NoSQL Databases, Installing MongoDb</text:p>
        </text:list-item>
        <text:list-item>
          <text:p text:style-name="P111"><text:span text:style-name="T33">Completed </text:span>Database GUI Viewer, Connecting and inserting documents</text:p>
        </text:list-item>
        <text:list-item>
          <text:p text:style-name="P111"><text:span text:style-name="T33">Completed </text:span>Object ID, Querying documents, Promises, Updating &amp; deleting documents</text:p>
        </text:list-item>
        <text:list-item>
          <text:p text:style-name="P111"><text:span text:style-name="T33">Completed </text:span>Setting up Mongoose, Creating a Mongoose Model</text:p>
        </text:list-item>
      </text:list>
      <text:p text:style-name="P19">Tomorrow’s Plan (31/03/2022)</text:p>
      <text:list xml:id="list995774820" text:style-name="L23">
        <text:list-item>
          <text:p text:style-name="P112">Continue learning Node.JS</text:p>
        </text:list-item>
      </text:list>
      <text:p text:style-name="P19"><text:soft-page-break/>Blocker</text:p>
      <text:list xml:id="list2446387063" text:style-name="L24">
        <text:list-item>
          <text:p text:style-name="P113">None</text:p>
          <text:p text:style-name="P113"><draw:line text:anchor-type="paragraph" draw:z-index="6" draw:name="Shape7" draw:style-name="gr1" draw:text-style-name="P154" svg:x1="-0.967cm" svg:y1="0.109cm" svg:x2="18.76cm" svg:y2="0.021cm"><text:p/></draw:line></text:p>
        </text:list-item>
      </text:list>
      <text:p text:style-name="P20">Today’s Task (31/03/2022)</text:p>
      <text:list xml:id="list2870498082" text:style-name="L25">
        <text:list-item>
          <text:p text:style-name="P114">Data Validation &amp; Sanitization</text:p>
        </text:list-item>
        <text:list-item>
          <text:p text:style-name="P114">Structuring a REST API</text:p>
        </text:list-item>
        <text:list-item>
          <text:p text:style-name="P114">Installaing a Postman</text:p>
        </text:list-item>
        <text:list-item>
          <text:p text:style-name="P114">Resource creation endpoints</text:p>
        </text:list-item>
        <text:list-item>
          <text:p text:style-name="P114">Resource reading endpoints</text:p>
        </text:list-item>
        <text:list-item>
          <text:p text:style-name="P114">Promise Chaining</text:p>
        </text:list-item>
        <text:list-item>
          <text:p text:style-name="P114">Review Session with Mentor</text:p>
        </text:list-item>
      </text:list>
      <text:p text:style-name="P45">Today’s Update (31/03/2022)</text:p>
      <text:list xml:id="list2882258145" text:style-name="L26">
        <text:list-item>
          <text:p text:style-name="P115"><text:span text:style-name="T35">Completed </text:span>Data Validation &amp; Sanitization</text:p>
        </text:list-item>
        <text:list-item>
          <text:p text:style-name="P115"><text:span text:style-name="T36">Completed </text:span>Structuring a REST API</text:p>
        </text:list-item>
        <text:list-item>
          <text:p text:style-name="P115"><text:span text:style-name="T37">Completed </text:span>Installaing a Postman</text:p>
        </text:list-item>
        <text:list-item>
          <text:p text:style-name="P115"><text:span text:style-name="T38">Completed </text:span>Resource creation endpoints</text:p>
        </text:list-item>
        <text:list-item>
          <text:p text:style-name="P115"><text:span text:style-name="T38">Completed </text:span>Resource reading endpoints</text:p>
        </text:list-item>
        <text:list-item>
          <text:p text:style-name="P115"><text:span text:style-name="T39">Completed </text:span>Promise Chaining <text:span text:style-name="T34">&amp; its challenge</text:span></text:p>
        </text:list-item>
      </text:list>
      <text:p text:style-name="P21">Tomorrow’s Plan</text:p>
      <text:list xml:id="list3810252207" text:style-name="L27">
        <text:list-item>
          <text:p text:style-name="P116">Co<text:span text:style-name="T40">n</text:span>t<text:span text:style-name="T40">i</text:span>nue learning further topics</text:p>
        </text:list-item>
      </text:list>
      <text:p text:style-name="P21">Blocker</text:p>
      <text:list xml:id="list977135283" text:style-name="L28">
        <text:list-item>
          <text:p text:style-name="P117">None</text:p>
        </text:list-item>
      </text:list>
      <text:p text:style-name="P52"><draw:line text:anchor-type="paragraph" draw:z-index="7" draw:name="Shape8_1" draw:style-name="gr1" draw:text-style-name="P154" svg:x1="15.573cm" svg:y1="0.541cm" svg:x2="34.006cm" svg:y2="0.497cm"><text:p/></draw:line></text:p>
      <text:p text:style-name="P52"/>
      <text:p text:style-name="P22">Today’s Plan (01/04/2022)</text:p>
      <text:list xml:id="list51357877" text:style-name="L29">
        <text:list-item>
          <text:p text:style-name="P118">Async/Await</text:p>
        </text:list-item>
        <text:list-item>
          <text:p text:style-name="P118">Resource updating endpoints</text:p>
        </text:list-item>
        <text:list-item>
          <text:p text:style-name="P118">Resource deleting endpoints</text:p>
        </text:list-item>
        <text:list-item>
          <text:p text:style-name="P118">Separate route files</text:p>
        </text:list-item>
        <text:list-item>
          <text:p text:style-name="P118">Securely storing passsword</text:p>
        </text:list-item>
        <text:list-item>
          <text:p text:style-name="P118">Logging in Users</text:p>
        </text:list-item>
        <text:list-item>
          <text:p text:style-name="P118">JSON Web Tokens</text:p>
        </text:list-item>
        <text:list-item>
          <text:p text:style-name="P118">Generating authentication tokens</text:p>
        </text:list-item>
        <text:list-item>
          <text:p text:style-name="P118">Express middlewares</text:p>
        </text:list-item>
        <text:list-item>
          <text:p text:style-name="P118">Accepting Authentication tokens</text:p>
        </text:list-item>
        <text:list-item>
          <text:p text:style-name="P118">Advanced PostMan</text:p>
        </text:list-item>
      </text:list>
      <text:p text:style-name="P62"><text:span text:style-name="T14">Today’s </text:span><text:span text:style-name="T15">Update</text:span><text:span text:style-name="T14"> (01/04/2022)</text:span></text:p>
      <text:list xml:id="list85729506433908" text:continue-numbering="true" text:style-name="L29">
        <text:list-item>
          <text:p text:style-name="P119"><text:span text:style-name="T41">Completed </text:span>Async/Await, Resource updating endpoints</text:p>
        </text:list-item>
        <text:list-item>
          <text:p text:style-name="P120"><text:span text:style-name="T41">Completed </text:span>Resource deleting endpoints, Separate route files</text:p>
        </text:list-item>
        <text:list-item>
          <text:p text:style-name="P120"><text:span text:style-name="T41">Completed </text:span>Securely storing passsword, Logging in Users</text:p>
        </text:list-item>
        <text:list-item>
          <text:p text:style-name="P120"><text:span text:style-name="T41">Completed </text:span>JSON Web Tokens, Generating authentication tokens</text:p>
        </text:list-item>
        <text:list-item>
          <text:p text:style-name="P120"><text:span text:style-name="T41">Completed </text:span>Express middlewares, Accepting Authentication tokens</text:p>
        </text:list-item>
      </text:list>
      <text:p text:style-name="P23">Monday’s Plan (4/4/2022)</text:p>
      <text:list xml:id="list1302820669" text:style-name="L30">
        <text:list-item>
          <text:p text:style-name="P122">Starting Project</text:p>
        </text:list-item>
      </text:list>
      <text:p text:style-name="P23">Blocker</text:p>
      <text:list xml:id="list2911321272" text:style-name="L31">
        <text:list-item>
          <text:p text:style-name="P123">None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24"><text:soft-page-break/>Today’s Plan (04/04/2022)</text:p>
      <text:list xml:id="list2720834298" text:style-name="L32">
        <text:list-item>
          <text:p text:style-name="P124">Advanced Postman</text:p>
        </text:list-item>
        <text:list-item>
          <text:p text:style-name="P124">Logging out</text:p>
        </text:list-item>
        <text:list-item>
          <text:p text:style-name="P124">Hiding private Data</text:p>
        </text:list-item>
        <text:list-item>
          <text:p text:style-name="P124">Authenticating user endpoint</text:p>
        </text:list-item>
        <text:list-item>
          <text:p text:style-name="P124">User/task Relationship</text:p>
        </text:list-item>
        <text:list-item>
          <text:p text:style-name="P124">Authenticating task endpoint</text:p>
        </text:list-item>
        <text:list-item>
          <text:p text:style-name="P124">cascade delete tasks</text:p>
        </text:list-item>
      </text:list>
      <text:p text:style-name="P54"/>
      <text:p text:style-name="P63"><text:span text:style-name="T16">Today’s </text:span><text:span text:style-name="T17">Update</text:span><text:span text:style-name="T16"> (04/04/2022)</text:span></text:p>
      <text:list xml:id="list85728866405234" text:continue-numbering="true" text:style-name="L32">
        <text:list-item>
          <text:p text:style-name="P125"><text:span text:style-name="T42">Completed </text:span>Advanced Postman</text:p>
        </text:list-item>
        <text:list-item>
          <text:p text:style-name="P126"><text:span text:style-name="T42">Completed</text:span>Logging out</text:p>
        </text:list-item>
        <text:list-item>
          <text:p text:style-name="P126"><text:span text:style-name="T42">Completed</text:span>Hiding private Data</text:p>
        </text:list-item>
        <text:list-item>
          <text:p text:style-name="P126"><text:span text:style-name="T42">Completed </text:span>Authenticating user endpoint, User/task Relationship, Authenticating task endpoint, cascade delete tasks</text:p>
        </text:list-item>
      </text:list>
      <text:p text:style-name="P25">Tomorrow’s Plan (04/04/2022)</text:p>
      <text:list xml:id="list3114513004" text:style-name="L33">
        <text:list-item>
          <text:p text:style-name="P127">Continue learning further topics and project work</text:p>
        </text:list-item>
      </text:list>
      <text:p text:style-name="P25">Blocker</text:p>
      <text:list xml:id="list3690959789" text:style-name="L34">
        <text:list-item>
          <text:p text:style-name="P128">None</text:p>
        </text:list-item>
      </text:list>
      <text:list xml:id="list2627778325" text:style-name="L35">
        <text:list-header>
          <text:p text:style-name="P121"><draw:line text:anchor-type="paragraph" draw:z-index="8" draw:name="Shape9" draw:style-name="gr1" draw:text-style-name="P154" svg:x1="-0.113cm" svg:y1="0.169cm" svg:x2="18.408cm" svg:y2="0.053cm"><text:p/></draw:line></text:p>
        </text:list-header>
      </text:list>
      <text:p text:style-name="P26">Today’s Plan (05/04/2022)</text:p>
      <text:list xml:id="list2104979574" text:style-name="L36">
        <text:list-item>
          <text:p text:style-name="P129">Working with TimeStamps, Filtering data</text:p>
        </text:list-item>
        <text:list-item>
          <text:p text:style-name="P129">Paginating data</text:p>
        </text:list-item>
        <text:list-item>
          <text:p text:style-name="P129">Sorting data</text:p>
        </text:list-item>
        <text:list-item>
          <text:p text:style-name="P129">Adding support for file uploads</text:p>
        </text:list-item>
        <text:list-item>
          <text:p text:style-name="P129">Validating file upload &amp; challenge</text:p>
        </text:list-item>
        <text:list-item>
          <text:p text:style-name="P131">Handling express error</text:p>
        </text:list-item>
        <text:list-item>
          <text:p text:style-name="P131">Adding image to user profile</text:p>
        </text:list-item>
        <text:list-item>
          <text:p text:style-name="P131">Serving up files</text:p>
        </text:list-item>
        <text:list-item>
          <text:p text:style-name="P131">Auto cropping and image formatting</text:p>
          <text:p text:style-name="P131"/>
        </text:list-item>
      </text:list>
      <text:p text:style-name="P64"><text:span text:style-name="T18">Today’s </text:span><text:span text:style-name="T19">Update</text:span><text:span text:style-name="T18"> (05/04/2022)</text:span></text:p>
      <text:list xml:id="list85728807236219" text:continue-numbering="true" text:style-name="L36">
        <text:list-item>
          <text:p text:style-name="P130"><text:span text:style-name="T43">Completed </text:span>Working with TimeStamps, Filtering data, Paginating data, Sorting data</text:p>
        </text:list-item>
        <text:list-item>
          <text:p text:style-name="P130"><text:span text:style-name="T44">Completed </text:span>Adding support for file uploads, Validating file upload &amp; challenge</text:p>
        </text:list-item>
        <text:list-item>
          <text:p text:style-name="P132"><text:span text:style-name="T44">Completed </text:span>Handling express error, Adding image to user profile</text:p>
        </text:list-item>
        <text:list-item>
          <text:p text:style-name="P132"><text:span text:style-name="T44">Completed </text:span>Serving up files, Auto cropping and image formatting</text:p>
        </text:list-item>
      </text:list>
      <text:p text:style-name="P27">Tomorrow’s Plan (06/04/2022)</text:p>
      <text:list xml:id="list4155965337" text:style-name="L37">
        <text:list-item>
          <text:p text:style-name="P133">Continue learning further topics</text:p>
        </text:list-item>
      </text:list>
      <text:p text:style-name="P28">Blocker</text:p>
      <text:list xml:id="list3227408353" text:style-name="L38">
        <text:list-item>
          <text:p text:style-name="P134">None</text:p>
        </text:list-item>
      </text:list>
      <text:p text:style-name="P55"><draw:line text:anchor-type="paragraph" draw:z-index="9" draw:name="Shape10" draw:style-name="gr1" draw:text-style-name="P154" svg:x1="-0.041cm" svg:y1="0.346cm" svg:x2="18.612cm" svg:y2="0.434cm"><text:p/></draw:line></text:p>
      <text:p text:style-name="P29">Today’s Plan (06/04/2022)</text:p>
      <text:list xml:id="list4063436377" text:style-name="L39">
        <text:list-item>
          <text:p text:style-name="P135">Exploring Sendgrid</text:p>
        </text:list-item>
        <text:list-item>
          <text:p text:style-name="P135">Sending Welcome &amp; Cancellation emails</text:p>
        </text:list-item>
        <text:list-item>
          <text:p text:style-name="P135">Environment variables</text:p>
        </text:list-item>
        <text:list-item>
          <text:p text:style-name="P135">Creating a production mongodb database</text:p>
        </text:list-item>
        <text:list-item>
          <text:p text:style-name="P135">heroku Deployment</text:p>
        </text:list-item>
        <text:list-item>
          <text:p text:style-name="P138">Jest Testing Framework</text:p>
        </text:list-item>
        <text:list-item>
          <text:p text:style-name="P138">Writing tests and assertions</text:p>
        </text:list-item>
      </text:list>
      <text:p text:style-name="P56"/>
      <text:p text:style-name="P30"/>
      <text:p text:style-name="P30"/>
      <text:p text:style-name="P65"><text:soft-page-break/><text:span text:style-name="T20">Today’s </text:span><text:span text:style-name="T21">Update</text:span><text:span text:style-name="T20"> (06/04/2022)</text:span></text:p>
      <text:list xml:id="list85728982304091" text:continue-numbering="true" text:style-name="L39">
        <text:list-item>
          <text:p text:style-name="P136"><text:span text:style-name="T45">Completed </text:span>Exploring Sendgrid</text:p>
        </text:list-item>
        <text:list-item>
          <text:p text:style-name="P137"><text:span text:style-name="T45">Completed </text:span>Sending Welcome &amp; Cancellation emails</text:p>
        </text:list-item>
        <text:list-item>
          <text:p text:style-name="P137"><text:span text:style-name="T45">Completed </text:span>Environment variables</text:p>
        </text:list-item>
        <text:list-item>
          <text:p text:style-name="P137"><text:span text:style-name="T45">Completed </text:span>Creating a production mongodb database</text:p>
        </text:list-item>
        <text:list-item>
          <text:p text:style-name="P137"><text:span text:style-name="T45">Completed </text:span>heroku Deployment</text:p>
        </text:list-item>
      </text:list>
      <text:p text:style-name="P31">Tomorrrow’s Plan (07/04/2022)</text:p>
      <text:list xml:id="list261332187" text:style-name="L40">
        <text:list-item>
          <text:p text:style-name="P139">Continue learning further topics</text:p>
        </text:list-item>
      </text:list>
      <text:p text:style-name="P32">Blocker</text:p>
      <text:list xml:id="list1488082836" text:style-name="L41">
        <text:list-item>
          <text:p text:style-name="P140">None</text:p>
        </text:list-item>
      </text:list>
      <text:p text:style-name="P57"><draw:line text:anchor-type="paragraph" draw:z-index="10" draw:name="Shape11" draw:style-name="gr1" draw:text-style-name="P154" svg:x1="0.004cm" svg:y1="0.139cm" svg:x2="18.657cm" svg:y2="0.301cm"><text:p/></draw:line></text:p>
      <text:p text:style-name="P33">Today’s Plan (07/04/2022)</text:p>
      <text:list xml:id="list4230948772" text:style-name="L42">
        <text:list-item>
          <text:p text:style-name="P141">Jest Testing Framework</text:p>
        </text:list-item>
        <text:list-item>
          <text:p text:style-name="P141">Writing Tests and assertions</text:p>
        </text:list-item>
        <text:list-item>
          <text:p text:style-name="P141">Writing your own tests</text:p>
        </text:list-item>
        <text:list-item>
          <text:p text:style-name="P141">Testing Asynchronous code</text:p>
        </text:list-item>
        <text:list-item>
          <text:p text:style-name="P141">Testing an Express Application – part 1 &amp; part 2</text:p>
        </text:list-item>
        <text:list-item>
          <text:p text:style-name="P141">jest setup and teardown</text:p>
        </text:list-item>
        <text:list-item>
          <text:p text:style-name="P141">testing with authentication</text:p>
        </text:list-item>
        <text:list-item>
          <text:p text:style-name="P141">Advanced assertions</text:p>
        </text:list-item>
        <text:list-item>
          <text:p text:style-name="P141">Mocking libraries</text:p>
        </text:list-item>
      </text:list>
      <text:p text:style-name="P66"><text:span text:style-name="T22">Today’s </text:span><text:span text:style-name="T23">Update</text:span><text:span text:style-name="T22"> (07/04/2022)</text:span></text:p>
      <text:list xml:id="list85729423781736" text:continue-numbering="true" text:style-name="L42">
        <text:list-item>
          <text:p text:style-name="P142"><text:span text:style-name="T46">Completed </text:span>Jest Testing Framework, Writing Tests and assertions, Writing your own tests</text:p>
        </text:list-item>
        <text:list-item>
          <text:p text:style-name="P143"><text:span text:style-name="T46">Completed </text:span>Testing Asynchronous code, Testing an Express Application – part 1 &amp; part 2</text:p>
        </text:list-item>
        <text:list-item>
          <text:p text:style-name="P143"><text:span text:style-name="T46">Completed </text:span>jest setup and teardown, testing with authentication</text:p>
        </text:list-item>
        <text:list-item>
          <text:p text:style-name="P143"><text:span text:style-name="T46">Completed </text:span>Advanced assertions, Mocking libraries</text:p>
        </text:list-item>
      </text:list>
      <text:p text:style-name="P34">Tomorrow’s Plan (08/04/2022)</text:p>
      <text:list xml:id="list1600393377" text:style-name="L43">
        <text:list-item>
          <text:p text:style-name="P144">Continue learning further topics</text:p>
        </text:list-item>
      </text:list>
      <text:p text:style-name="P34">Blocker</text:p>
      <text:list xml:id="list3435910262" text:style-name="L44">
        <text:list-item>
          <text:p text:style-name="P145">None</text:p>
        </text:list-item>
      </text:list>
      <text:p text:style-name="P58"><draw:line text:anchor-type="paragraph" draw:z-index="11" draw:name="Shape12" draw:style-name="gr1" draw:text-style-name="P154" svg:x1="0.048cm" svg:y1="0.183cm" svg:x2="18.687cm" svg:y2="0.111cm"><text:p/></draw:line></text:p>
      <text:p text:style-name="P35">Today’s Plan (08/04/2022)</text:p>
      <text:list xml:id="list2567773286" text:style-name="L45">
        <text:list-item>
          <text:p text:style-name="P146">Wrapping up Users Tests</text:p>
        </text:list-item>
        <text:list-item>
          <text:p text:style-name="P146">Setup task suite</text:p>
        </text:list-item>
        <text:list-item>
          <text:p text:style-name="P146">testing with task Data</text:p>
        </text:list-item>
        <text:list-item>
          <text:p text:style-name="P146">Creating Chat app project</text:p>
        </text:list-item>
        <text:list-item>
          <text:p text:style-name="P146">getting started with socket.io</text:p>
        </text:list-item>
        <text:list-item>
          <text:p text:style-name="P146">Socket.io events</text:p>
        </text:list-item>
        <text:list-item>
          <text:p text:style-name="P146">Socket.io events challenge</text:p>
        </text:list-item>
      </text:list>
      <text:p text:style-name="P59"/>
      <text:p text:style-name="P36">Today’s Update (08/04/2022)</text:p>
      <text:list xml:id="list365305706" text:style-name="L46">
        <text:list-item>
          <text:p text:style-name="P147"><text:span text:style-name="T47">Completed </text:span>Wrapping up Users Tests</text:p>
        </text:list-item>
        <text:list-item>
          <text:p text:style-name="P147"><text:span text:style-name="T47">Completed </text:span>Setup task suite</text:p>
        </text:list-item>
        <text:list-item>
          <text:p text:style-name="P147"><text:span text:style-name="T47">Completed </text:span>testing with task Data, Creating Chat app project</text:p>
        </text:list-item>
        <text:list-item>
          <text:p text:style-name="P147"><text:span text:style-name="T47">Completed </text:span>getting started with socket.io, Socket.io events</text:p>
        </text:list-item>
        <text:list-item>
          <text:p text:style-name="P147"><text:span text:style-name="T47">Completed </text:span>Socket.io events challenge</text:p>
        </text:list-item>
      </text:list>
      <text:p text:style-name="P37">Mondays’ Plan (11/04/2022)</text:p>
      <text:list xml:id="list2658535298" text:style-name="L47">
        <text:list-item>
          <text:p text:style-name="P148">Continue learning further topics</text:p>
        </text:list-item>
      </text:list>
      <text:p text:style-name="P38">Blocker</text:p>
      <text:list xml:id="list3950417188" text:style-name="L48">
        <text:list-item>
          <text:p text:style-name="P149">None</text:p>
        </text:list-item>
      </text:list>
      <text:p text:style-name="P150"/>
      <text:p text:style-name="P150"/>
      <text:p text:style-name="P88"><text:soft-page-break/>Today’s plan (12/04/2022)</text:p>
      <text:list xml:id="list2800722802" text:style-name="L49">
        <text:list-item>
          <text:p text:style-name="P151">Broadcasting events</text:p>
        </text:list-item>
        <text:list-item>
          <text:p text:style-name="P151">Sharing your location</text:p>
        </text:list-item>
        <text:list-item>
          <text:p text:style-name="P151">Event Acknowledgement</text:p>
        </text:list-item>
        <text:list-item>
          <text:p text:style-name="P151">Form and button states</text:p>
        </text:list-item>
        <text:list-item>
          <text:p text:style-name="P151">Rendering messages</text:p>
        </text:list-item>
        <text:list-item>
          <text:p text:style-name="P151">Rendering location messages</text:p>
        </text:list-item>
        <text:list-item>
          <text:p text:style-name="P151">working with time</text:p>
        </text:list-item>
        <text:list-item>
          <text:p text:style-name="P151">Timestamps for location messages</text:p>
        </text:list-item>
        <text:list-item>
          <text:p text:style-name="P151">Styling the chat app</text:p>
        </text:list-item>
        <text:list-item>
          <text:p text:style-name="P151">Continue with projec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12T08:57:27.383216317</dc:date>
    <meta:editing-duration>PT18H14M31S</meta:editing-duration>
    <meta:editing-cycles>154</meta:editing-cycles>
    <meta:generator>LibreOffice/6.4.7.2$Linux_X86_64 LibreOffice_project/40$Build-2</meta:generator>
    <meta:document-statistic meta:table-count="0" meta:image-count="0" meta:object-count="0" meta:page-count="8" meta:paragraph-count="336" meta:word-count="1540" meta:character-count="9548" meta:non-whitespace-character-count="8566"/>
  </office:meta>
</office:document-meta>
</file>